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16173" draw:textarea-horizontal-align="justify" draw:textarea-vertical-align="top" draw:auto-grow-height="false" fo:min-height="16.95cm" fo:min-width="15.308cm"/>
      <style:paragraph-properties style:writing-mode="lr-tb"/>
    </style:style>
    <style:style style:name="gr2" style:family="graphic" style:parent-style-name="standard">
      <style:graphic-properties draw:fill="solid" draw:fill-color="#ffff38" draw:textarea-horizontal-align="justify" draw:textarea-vertical-align="top" draw:auto-grow-height="false" fo:min-height="16.95cm" fo:min-width="15.4cm"/>
      <style:paragraph-properties style:writing-mode="lr-tb"/>
    </style:style>
    <style:style style:name="gr3" style:family="graphic" style:parent-style-name="standard">
      <style:graphic-properties draw:fill="solid" draw:fill-color="#fff5ce" draw:textarea-horizontal-align="justify" draw:textarea-vertical-align="middle" draw:auto-grow-height="false" fo:min-height="1.07cm" fo:min-width="31.2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5ce"/>
      <style:paragraph-properties fo:text-align="center" style:writing-mode="lr-tb"/>
    </style:style>
    <style:style style:name="T1" style:family="text">
      <style:text-properties fo:font-size="115pt" fo:font-weight="bold" style:font-size-asian="115pt" style:font-weight-asian="bold" style:font-size-complex="115pt" style:font-weight-complex="bold"/>
    </style:style>
    <style:style style:name="T2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5.808cm" svg:height="17.2cm" svg:x="-0.008cm" svg:y="0cm">
          <text:p text:style-name="P1"><text:span text:style-name="T1">CHALL</text:span></text:p>
          <text:p text:style-name="P1"><text:span text:style-name="T1">ENGE</text:span></text:p>
          <text:p text:style-name="P1"><text:span text:style-name="T1">(C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9cm" svg:height="17.2cm" svg:x="15.8cm" svg:y="0cm">
          <text:p text:style-name="P1"><text:span text:style-name="T2">LEARN</text:span></text:p>
          <text:p text:style-name="P1"><text:span text:style-name="T2">(L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1.75cm" svg:height="1.32cm" svg:x="0cm" svg:y="15.88cm">
          <text:p text:style-name="P4"><text:span text:style-name="T3">Wybierz opcje naciskając klawisz C albo L i potwierdź wybór naciskając EN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1.75cm" fo:page-height="1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4T18:49:18.172504521</meta:creation-date>
    <dc:date>2020-06-24T19:53:40.643958556</dc:date>
    <meta:editing-duration>PT45M17S</meta:editing-duration>
    <meta:editing-cycles>3</meta:editing-cycles>
    <meta:generator>LibreOffice/6.4.4.2$Linux_X86_64 LibreOffice_project/3d775be2011f3886db32dfd395a6a6d1ca2630ff</meta:generator>
    <meta:document-statistic meta:object-count="3"/>
  </office:meta>
</office:document-meta>
</file>